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" svg:font-family="Robo" style:font-pitch="variable"/>
    <style:font-face style:name="Robo1" svg:font-family="Robo" style:font-adornments="Regular"/>
    <style:font-face style:name="Robo2" svg:font-family="Robo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The Aztecs</text:p>
          </draw:text-box>
        </draw:frame>
        <draw:frame presentation:style-name="pr2" draw:text-style-name="P3" draw:layer="layout" svg:width="25.199cm" svg:height="9.134cm" svg:x="1.401cm" svg:y="3.685cm" presentation:class="subtitle" presentation:user-transformed="true">
          <draw:text-box>
            <text:p>An Alphabet Book</text:p>
            <text:p text:style-name="P2"><text:span text:style-name="T1"/></text:p>
            <text:p text:style-name="P2"><text:span text:style-name="T1">By Marcos Grzesiak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ztec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<text:s/>Battle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nal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mpero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35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ol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Huitzilopochtli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guar Warrio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ctezum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ahuat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" svg:font-family="Robo" style:font-pitch="variable"/>
    <style:font-face style:name="Robo1" svg:font-family="Robo" style:font-adornments="Regular"/>
    <style:font-face style:name="Robo2" svg:font-family="Rob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Robo1" fo:font-family="Robo" style:font-style-name="Regular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6T12:29:57.099489861</meta:creation-date>
    <dc:date>2023-09-06T17:01:45.199712997</dc:date>
    <meta:editing-duration>PT2H58M33S</meta:editing-duration>
    <meta:editing-cycles>3</meta:editing-cycles>
    <meta:generator>LibreOffice/7.3.7.2$Linux_X86_64 LibreOffice_project/30$Build-2</meta:generator>
    <meta:document-statistic meta:object-count="85"/>
  </office:meta>
</office:document-meta>
</file>